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00f71c" style:font-style-asian="italic" style:font-style-complex="italic"/>
    </style:style>
    <style:style style:name="P2" style:family="paragraph" style:parent-style-name="Footer">
      <style:text-properties officeooo:paragraph-rsid="0000f71c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paragraph-rsid="0000f71c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0f71c"/>
    </style:style>
    <style:style style:name="P5" style:family="paragraph" style:parent-style-name="Standard">
      <style:text-properties style:text-underline-style="none" fo:font-weight="normal" officeooo:paragraph-rsid="0000f71c" style:font-weight-asian="normal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paragraph-rsid="0000f71c" style:font-size-asian="14pt" style:font-size-complex="14pt"/>
    </style:style>
    <style:style style:name="P7" style:family="paragraph" style:parent-style-name="Standard">
      <style:text-properties fo:font-size="14pt" style:text-underline-style="none" fo:font-weight="bold" officeooo:paragraph-rsid="0000f71c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officeooo:paragraph-rsid="0000f71c"/>
    </style:style>
    <style:style style:name="P9" style:family="paragraph" style:parent-style-name="Standard" style:list-style-name="L2"/>
    <style:style style:name="T1" style:family="text">
      <style:text-properties officeooo:rsid="0000f71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font-weight="normal" officeooo:rsid="0000f71c" style:font-size-asian="12pt" style:font-weight-asian="normal" style:font-size-complex="12pt" style:font-weight-complex="normal"/>
    </style:style>
    <style:style style:name="T4" style:family="text">
      <style:text-properties officeooo:rsid="0003a591"/>
    </style:style>
    <style:style style:name="T5" style:family="text">
      <style:text-properties officeooo:rsid="000497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</text:p>
      <text:p text:style-name="P4"/>
      <text:p text:style-name="P4">Project Title: Group 12 Project</text:p>
      <text:p text:style-name="P4">Meeting Purpose: <text:span text:style-name="T4">Discuss Android programming aspect</text:span></text:p>
      <text:p text:style-name="P4">People Present: Louis, Sion, Andy, Declan <text:span text:style-name="T5">(All necessary members)</text:span></text:p>
      <text:p text:style-name="P4">Location: Orchard</text:p>
      <text:p text:style-name="P4">Date: <text:span text:style-name="T1">09</text:span>/1<text:span text:style-name="T1">2</text:span>/13</text:p>
      <text:p text:style-name="P4">Circulation list: Louis, Sion, Andy, Declan</text:p>
      <text:p text:style-name="P4">Author of the minutes: <text:span text:style-name="T1">Declan Beynon</text:span></text:p>
      <text:p text:style-name="P4">Date the minutes were produced: <text:span text:style-name="T1">09</text:span>/1<text:span text:style-name="T1">2</text:span>/<text:span text:style-name="T1">20</text:span>13</text:p>
      <text:p text:style-name="P5">Version: 1.<text:span text:style-name="T1">1</text:span></text:p>
      <text:p text:style-name="Standard"/>
      <text:p text:style-name="Standard"/>
      <text:p text:style-name="P6">Matters Arising</text:p>
      <text:p text:style-name="P6"/>
      <text:list xml:id="list7649609394279768646" text:style-name="L1">
        <text:list-item>
          <text:p text:style-name="P8">Screens still need to be finished. </text:p>
        </text:list-item>
        <text:list-item>
          <text:p text:style-name="P8"><text:span text:style-name="T1">Hours spent so far</text:span>: Louis: 2</text:p>
        </text:list-item>
      </text:list>
      <text:p text:style-name="Standard"><text:tab/><text:tab/><text:tab/> <text:s text:c="7"/>Andy: 3</text:p>
      <text:p text:style-name="Standard"><text:tab/><text:tab/><text:tab/> <text:s text:c="7"/>Declan: 3</text:p>
      <text:p text:style-name="Standard"><text:tab/><text:tab/><text:tab/> <text:s text:c="7"/>Sion: 4</text:p>
      <text:p text:style-name="Standard"/>
      <text:p text:style-name="P6">New Business</text:p>
      <text:p text:style-name="P6"/>
      <text:list xml:id="list3597937679074540239" text:style-name="L2">
        <text:list-item>
          <text:p text:style-name="P9">Action (ALL): Finish your screen and send to Louis (or Declan if <text:s/>for compiling into a single prototype. </text:p>
        </text:list-item>
        <text:list-item>
          <text:p text:style-name="P9">Action (ALL): Go to Orchard instead of Group meeting tomorrow to spend the hour continuing the prototype. </text:p>
        </text:list-item>
      </text:list>
      <text:p text:style-name="Standard"/>
      <text:p text:style-name="Standard"/>
      <text:p text:style-name="Standard"/>
      <text:p text:style-name="P6">AOB</text:p>
      <text:p text:style-name="P6"/>
      <text:p text:style-name="P7"><text:tab/><text:span text:style-name="T3">None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mailto:Dpb1@aber.ac.uk"><text:span text:style-name="T1">D</text:span></text:a><text:a xlink:type="simple" xlink:href="mailto:Dpb1@aber.ac.uk">pb1</text:a><text:a xlink:type="simple" xlink:href="mailto:Dpb1@aber.ac.uk"><text:span text:style-name="T1">@aber.ac.uk</text:span></text:a><text:span text:style-name="T1"> 09/12/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00f71c" style:font-style-asian="italic" style:font-style-complex="italic"/>
    </style:style>
    <style:style style:name="MP2" style:family="paragraph" style:parent-style-name="Footer">
      <style:text-properties officeooo:paragraph-rsid="0000f71c"/>
    </style:style>
    <style:style style:name="MT1" style:family="text">
      <style:text-properties officeooo:rsid="0000f71c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2-05T15:01:53.02</meta:creation-date>
    <meta:generator>LibreOffice/4.1.0.4$MacOSX_x86 LibreOffice_project/89ea49ddacd9aa532507cbf852f2bb22b1ace28</meta:generator>
    <dc:date>2014-01-29T16:40:35.938984000</dc:date>
    <meta:editing-duration>PT8H43M57S</meta:editing-duration>
    <meta:editing-cycles>9</meta:editing-cycles>
    <meta:document-statistic meta:table-count="0" meta:image-count="0" meta:object-count="0" meta:page-count="1" meta:paragraph-count="24" meta:word-count="121" meta:character-count="795" meta:non-whitespace-character-count="663"/>
  </office:meta>
</office:document-meta>
</file>